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Ubuntu Mono" svg:font-family="'Ubuntu Mono', Consolas, Monaco, Courier, monospace"/>
    <style:font-face style:name="Lucida Sans" svg:font-family="'Lucida Sans'" style:font-family-generic="swiss"/>
    <style:font-face style:name="Consolas" svg:font-family="Consolas" style:font-adornments="Обычный" style:font-family-generic="modern" style:font-pitch="fixed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HelveticaNeueCyr" svg:font-family="HelveticaNeueCyr" style:font-adornments="Тонкий" style:font-pitch="variable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text">
      <style:text-properties officeooo:paragraph-rsid="00248160"/>
    </style:style>
    <style:style style:name="P2" style:family="paragraph" style:parent-style-name="_5f_text">
      <style:text-properties fo:language="ru" fo:country="RU" officeooo:rsid="002bfac0" officeooo:paragraph-rsid="002bfac0"/>
    </style:style>
    <style:style style:name="P3" style:family="paragraph" style:parent-style-name="_5f_text">
      <style:text-properties fo:language="ru" fo:country="RU" officeooo:rsid="0039f122" officeooo:paragraph-rsid="0039f122"/>
    </style:style>
    <style:style style:name="P4" style:family="paragraph" style:parent-style-name="_5f_text">
      <style:text-properties fo:language="en" fo:country="US" officeooo:rsid="00248160" officeooo:paragraph-rsid="00248160"/>
    </style:style>
    <style:style style:name="P5" style:family="paragraph" style:parent-style-name="_5f_text">
      <style:text-properties fo:language="en" fo:country="US" officeooo:rsid="002693a0" officeooo:paragraph-rsid="002693a0"/>
    </style:style>
    <style:style style:name="P6" style:family="paragraph" style:parent-style-name="_5f_text">
      <style:text-properties officeooo:paragraph-rsid="002b5ca0"/>
    </style:style>
    <style:style style:name="P7" style:family="paragraph" style:parent-style-name="_5f_text">
      <style:text-properties officeooo:paragraph-rsid="00345ceb"/>
    </style:style>
    <style:style style:name="P8" style:family="paragraph" style:parent-style-name="_5f_text">
      <style:text-properties officeooo:rsid="003fa5d8" officeooo:paragraph-rsid="003fa5d8"/>
    </style:style>
    <style:style style:name="P9" style:family="paragraph" style:parent-style-name="_5f_code">
      <style:text-properties officeooo:paragraph-rsid="00380549"/>
    </style:style>
    <style:style style:name="P10" style:family="paragraph" style:parent-style-name="_5f_heading_5f_top" style:master-page-name="Standard">
      <style:paragraph-properties style:page-number="auto"/>
    </style:style>
    <style:style style:name="P11" style:family="paragraph" style:parent-style-name="_5f_paragraph">
      <style:text-properties officeooo:paragraph-rsid="0047fc75"/>
    </style:style>
    <style:style style:name="P12" style:family="paragraph" style:parent-style-name="_5f_text">
      <style:text-properties fo:language="en" fo:country="US" officeooo:rsid="003fa5d8" officeooo:paragraph-rsid="003fa5d8"/>
    </style:style>
    <style:style style:name="P13" style:family="paragraph" style:parent-style-name="_5f_text">
      <style:text-properties fo:language="en" fo:country="US" officeooo:rsid="004a70d8" officeooo:paragraph-rsid="004a70d8"/>
    </style:style>
    <style:style style:name="P14" style:family="paragraph" style:parent-style-name="_5f_text">
      <style:text-properties fo:language="ru" fo:country="RU" officeooo:rsid="004c0e5b" officeooo:paragraph-rsid="004c0e5b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38733"/>
    </style:style>
    <style:style style:name="T3" style:family="text">
      <style:text-properties fo:language="en" fo:country="US" officeooo:rsid="002693a0"/>
    </style:style>
    <style:style style:name="T4" style:family="text">
      <style:text-properties fo:language="en" fo:country="US" officeooo:rsid="002995b4"/>
    </style:style>
    <style:style style:name="T5" style:family="text">
      <style:text-properties fo:language="en" fo:country="US" officeooo:rsid="002ecc4b"/>
    </style:style>
    <style:style style:name="T6" style:family="text">
      <style:text-properties fo:language="en" fo:country="US" officeooo:rsid="00345ceb"/>
    </style:style>
    <style:style style:name="T7" style:family="text">
      <style:text-properties fo:language="en" fo:country="US" officeooo:rsid="00248160"/>
    </style:style>
    <style:style style:name="T8" style:family="text">
      <style:text-properties fo:language="en" fo:country="US" officeooo:rsid="0047fc75"/>
    </style:style>
    <style:style style:name="T9" style:family="text">
      <style:text-properties fo:language="en" fo:country="US" officeooo:rsid="00488cf4"/>
    </style:style>
    <style:style style:name="T10" style:family="text">
      <style:text-properties fo:language="en" fo:country="US" officeooo:rsid="00380549"/>
    </style:style>
    <style:style style:name="T11" style:family="text">
      <style:text-properties fo:language="en" fo:country="US" officeooo:rsid="004dfc57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248160"/>
    </style:style>
    <style:style style:name="T14" style:family="text">
      <style:text-properties fo:language="ru" fo:country="RU" officeooo:rsid="0025e1a5"/>
    </style:style>
    <style:style style:name="T15" style:family="text">
      <style:text-properties fo:language="ru" fo:country="RU" officeooo:rsid="002b5ca0"/>
    </style:style>
    <style:style style:name="T16" style:family="text">
      <style:text-properties officeooo:rsid="00238733"/>
    </style:style>
    <style:style style:name="T17" style:family="text">
      <style:text-properties style:font-name="HelveticaNeueCyr" fo:font-size="10pt" fo:language="en" fo:country="US" fo:font-weight="100" officeooo:rsid="00238733"/>
    </style:style>
    <style:style style:name="T18" style:family="text">
      <style:text-properties style:font-name="HelveticaNeueCyr" fo:font-size="10pt" fo:language="ru" fo:country="RU" fo:font-weight="100" officeooo:rsid="00238733"/>
    </style:style>
    <style:style style:name="T19" style:family="text">
      <style:text-properties style:font-name="HelveticaNeueCyr" fo:font-size="10pt" fo:font-weight="100" officeooo:rsid="00238733"/>
    </style:style>
    <style:style style:name="T20" style:family="text">
      <style:text-properties officeooo:rsid="00248160"/>
    </style:style>
    <style:style style:name="T21" style:family="text">
      <style:text-properties style:font-name="Calibri Light1" fo:font-size="10pt" fo:language="ru" fo:country="RU" fo:font-weight="250" officeooo:rsid="002ecc4b"/>
    </style:style>
    <style:style style:name="T22" style:family="text">
      <style:text-properties style:font-name="Calibri Light1" fo:font-size="11pt" fo:language="en" fo:country="US" fo:font-weight="250" officeooo:rsid="00467f4a"/>
    </style:style>
    <style:style style:name="T23" style:family="text">
      <style:text-properties style:font-name="Calibri Light1" fo:font-size="11pt" fo:language="en" fo:country="US" fo:font-weight="250" officeooo:rsid="0047fc75"/>
    </style:style>
    <style:style style:name="T24" style:family="text">
      <style:text-properties style:font-name="Calibri Light1" fo:font-size="11pt" fo:language="en" fo:country="US" fo:font-weight="bold" officeooo:rsid="00467f4a" style:font-weight-asian="bold" style:font-weight-complex="bold"/>
    </style:style>
    <style:style style:name="T25" style:family="text">
      <style:text-properties style:font-name="Calibri Light1" fo:font-size="11pt" fo:language="ru" fo:country="RU" fo:font-weight="250" officeooo:rsid="0047fc75"/>
    </style:style>
    <style:style style:name="T26" style:family="text">
      <style:text-properties officeooo:rsid="00345ceb"/>
    </style:style>
    <style:style style:name="T27" style:family="text">
      <style:text-properties style:font-name="Consolas" fo:font-size="9pt" fo:language="en" fo:country="US" fo:font-weight="normal" officeooo:rsid="00380549"/>
    </style:style>
    <style:style style:name="T28" style:family="text">
      <style:text-properties style:font-name="Calibri Light" fo:font-size="10pt" fo:language="en" fo:country="US" fo:font-weight="bold" officeooo:rsid="00380549"/>
    </style:style>
    <style:style style:name="T29" style:family="text">
      <style:text-properties style:font-name="Calibri Light" fo:font-size="10pt" fo:language="en" fo:country="US" fo:font-weight="bold" officeooo:rsid="004dfc57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238733" style:font-weight-asian="bold" style:font-weight-complex="bold"/>
    </style:style>
    <style:style style:name="T32" style:family="text">
      <style:text-properties officeooo:rsid="0047fc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Работаем с <text:span text:style-name="T1">Hyper</text:span>-<text:span text:style-name="T1">V</text:span>.</text:p>
      <text:p text:style-name="_5f_paragraph">Отключить безопасную загрузку.</text:p>
      <text:p text:style-name="_5f_paragraph">Виртуальный коммутатор – создать новый и для него выбрать внешняя сеть (сетевая плата компа). К нему подключаться, иначе не будет <text:span text:style-name="T1">IP</text:span> выделено.</text:p>
      <text:p text:style-name="_5f_paragraph">Название сервера заглавных буквы не пропускает.</text:p>
      <text:p text:style-name="_5f_paragraph">Базовая система <text:span text:style-name="T1">Ubuntu</text:span> 20.04 <text:span text:style-name="T1">Server</text:span>. Диск <text:span text:style-name="T2">2</text:span>0<text:span text:style-name="T2">Gb</text:span>. Пока достаточно. 4 процессора. <text:span text:style-name="T2">1</text:span>0<text:span text:style-name="T2">24</text:span> оперативка. <text:span text:style-name="T1">LVM</text:span> <text:span text:style-name="T1">group</text:span> не ставим. На виртуалке она не имеет смысла.</text:p>
      <text:p text:style-name="_5f_paragraph">Имя: <text:span text:style-name="Character_20_style"><text:span text:style-name="T30">valera</text:span></text:span></text:p>
      <text:p text:style-name="_5f_paragraph">Имя сервера: <text:span text:style-name="Character_20_style"><text:span text:style-name="T31">ubuntu</text:span></text:span></text:p>
      <text:p text:style-name="_5f_paragraph">Пользователь: <text:span text:style-name="Character_20_style"><text:span text:style-name="T30">master</text:span></text:span></text:p>
      <text:p text:style-name="_5f_paragraph">Пароль: <text:span text:style-name="T24">Super2020</text:span></text:p>
      <text:p text:style-name="_5f_paragraph">Подключаем <text:span text:style-name="Character_20_style"><text:span text:style-name="T30">OpenSSH</text:span></text:span>. Там можно свой ключ вытянуть из <text:span text:style-name="Character_20_style"><text:span text:style-name="T30">Github</text:span></text:span>. Пока ставим нет.</text:p>
      <text:p text:style-name="_5f_paragraph">Дополнительные пакеты не ставим.</text:p>
      <text:p text:style-name="_5f_paragraph">Установка заканчивается перезагружаем.</text:p>
      <text:p text:style-name="_5f_paragraph">Ругается, что не может подключить <text:span text:style-name="T1">cdrom</text:span> ну его у нас и нет.</text:p>
      <text:p text:style-name="_5f_paragraph">Нажимаем <text:span text:style-name="T1">Enter </text:span><text:span text:style-name="T14">для перезагрузки.</text:span></text:p>
      <text:p text:style-name="P11"><text:span text:style-name="T25">При входе администратора показывает выданный </text:span><text:span text:style-name="T23">IP </text:span><text:span text:style-name="T25">адрес</text:span></text:p>
      <text:p text:style-name="_5f_paragraph"><text:span text:style-name="T13">П</text:span>рисоединится через <text:span text:style-name="Character_20_style">putty</text:span><text:span text:style-name="T1">.</text:span></text:p>
      <text:p text:style-name="_5f_paragraph"><text:span text:style-name="T13">О</text:span>бновляем <text:span text:style-name="T20">пакеты и систему.</text:span></text:p>
      <text:p text:style-name="_5f_code">sudo apt update</text:p>
      <text:p text:style-name="_5f_code">sudo apt upgrade</text:p>
      <text:p text:style-name="_5f_paragraph">Ставим <text:span text:style-name="Character_20_style">mc</text:span></text:p>
      <text:p text:style-name="_5f_code">sudo apt-<text:span text:style-name="T3">get</text:span> install mc -<text:span text:style-name="T3">y</text:span></text:p>
      <text:p text:style-name="_5f_code">sudo mc</text:p>
      <text:p text:style-name="_5f_paragraph">Задаем серверу адрес 2<text:span text:style-name="T8">01</text:span>.</text:p>
      <text:p text:style-name="_5f_paragraph">В <text:span text:style-name="T1">Ubuntu</text:span> с версии 18 сетевой интерфейс настраивается в папке /etc/netplan. Там<text:span text:style-name="T1"> </text:span>есть<text:span text:style-name="T1"> </text:span>файл<text:span text:style-name="T1"> </text:span>с<text:span text:style-name="T1"> </text:span>расширением<text:span text:style-name="T1"> .yaml</text:span></text:p>
      <text:p text:style-name="_5f_code">network:</text:p>
      <text:p text:style-name="_5f_code"><text:s text:c="2"/>version: 2</text:p>
      <text:p text:style-name="_5f_code"><text:s text:c="2"/>ethernets:</text:p>
      <text:p text:style-name="_5f_code"><text:s text:c="4"/>eth0:</text:p>
      <text:p text:style-name="_5f_code"><text:s text:c="6"/>dhcp4: no</text:p>
      <text:p text:style-name="_5f_code"><text:s text:c="6"/>dhcp6: no</text:p>
      <text:p text:style-name="_5f_code"><text:s text:c="6"/>addresses: [192.168.2.2<text:span text:style-name="T9">01</text:span>/24, ]</text:p>
      <text:p text:style-name="_5f_code"><text:s text:c="6"/>gateway4: 192.168.2.1</text:p>
      <text:p text:style-name="_5f_code"><text:s text:c="6"/>nameservers:</text:p>
      <text:p text:style-name="_5f_code"><text:s text:c="8"/>addresses: [8.8.8.8, 8.8.4.4 ]</text:p>
      <text:p text:style-name="_5f_paragraph"><text:span text:style-name="T20">П</text:span>рименяем <text:span text:style-name="T20">и переключаемся по 2</text:span><text:span text:style-name="T9">01</text:span><text:span text:style-name="T20"> адресу.</text:span></text:p>
      <text:p text:style-name="_5f_code">sudo netplan generate; sudo netplan apply<text:bookmark text:name="_GoBack"/>;</text:p>
      <text:p text:style-name="_5f_heading_5f_bottom">УСТАНОВКА FTP</text:p>
      <text:p text:style-name="_5f_text">Программа доступна из официальных репозиториев, поэтому установка FTP на Ubuntu Server не должна вызвать проблем. Сначала обновите список пакетов в репозиториях, затем установите саму программу:</text:p>
      <text:p text:style-name="_5f_code">sudo apt update</text:p>
      <text:p text:style-name="_5f_code">sudo apt-<text:span text:style-name="T4">get -y</text:span> install vsftpd</text:p>
      <text:p text:style-name="_5f_text">Когда установка будет завершена, вам необходимо включить сервис vsftpd, поскольку он не будет запущен по умолчанию, а также добавить службу в автозагрузку:</text:p>
      <text:p text:style-name="P9"><text:span text:style-name="T10">sudo systemctl start vsftpd; </text:span>sudo systemctl enable vsftpd;</text:p>
      <text:p text:style-name="P6"><text:soft-page-break/><text:span text:style-name="T15">Можно уже войти, н</text:span><text:span text:style-name="T5">о</text:span><text:span text:style-name="T15"> </text:span><text:span text:style-name="T21">редактировать только свои файлы.</text:span></text:p>
      <text:p text:style-name="P2">В файле /etc/vsftpd.conf для авторизованных пользователей разрешаем команды, позволяющие изменять файловую систему:</text:p>
      <text:p text:style-name="_5f_code">write_enable = YES</text:p>
      <text:p text:style-name="_5f_text">Если у вас установлен фаервол ufw, а такая ситуация возникает, когда вы пытаетесь установить FTP на Ubuntu Server, нужно открыть порты 20 и 21 для нормальной работы. Чтобы это сделать, выполните команды:</text:p>
      <text:p text:style-name="_5f_code"><text:s/>sudo ufw allow 20/tcp</text:p>
      <text:p text:style-name="_5f_code"><text:s/>sudo ufw allow 21/tcp</text:p>
      <text:p text:style-name="_5f_code"><text:s/>sudo ufw status</text:p>
      <text:p text:style-name="P7">Установка FTP Ubuntu завершена, но теперь вам осталось настроить всё необходимое для обеспечения безопасной работы. Никогда не используйте FTP-сервер с настройками по умолчанию в производственных сетях, это небезопасно.</text:p>
      <text:p text:style-name="_5f_heading_5f_bottom">Добавить пользователя</text:p>
      <text:p text:style-name="_5f_text">Работаем из под админа. <text:span text:style-name="T26">Только он имеет право на </text:span><text:span text:style-name="T6">sudo.</text:span></text:p>
      <text:p text:style-name="_5f_code">sudo adduser <text:span text:style-name="T27">userstaff</text:span></text:p>
      <text:p text:style-name="P1"><text:span text:style-name="T20">Пароль тот же: </text:span><text:span text:style-name="T11">S</text:span><text:span text:style-name="Character_20_style"><text:span text:style-name="T28">uper</text:span></text:span><text:span text:style-name="Character_20_style"><text:span text:style-name="T29">2020</text:span></text:span><text:span text:style-name="T7">.</text:span></text:p>
      <text:p text:style-name="P4"/>
      <text:p text:style-name="Paragraph_20_style"/>
      <text:p text:style-name="P14">Посмотреть кто вошёл</text:p>
      <text:p text:style-name="_5f_code">w</text:p>
      <text:p text:style-name="_5f_paragraph">Убить пользователя </text:p>
      <text:p text:style-name="_5f_code"><text:s/>pkill -KILL -t pts/0</text:p>
      <text:p text:style-name="P5"/>
      <text:p text:style-name="_5f_paragraph">Перезагрузка</text:p>
      <text:p text:style-name="_5f_code">sudo shutdown -r now</text:p>
      <text:p text:style-name="P8">пактная обработка файловую</text:p>
      <text:p text:style-name="P12">sed</text:p>
      <text:p text:style-name="_5f_text"/>
      <text:p text:style-name="P13">Ctrl-z <text:span text:style-name="T12">затормозить </text:span>fg – <text:span text:style-name="T12">продолжить работу</text:span></text:p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Ubuntu Mono" svg:font-family="'Ubuntu Mono', Consolas, Monaco, Courier, monospace"/>
    <style:font-face style:name="Lucida Sans" svg:font-family="'Lucida Sans'" style:font-family-generic="swiss"/>
    <style:font-face style:name="Consolas" svg:font-family="Consolas" style:font-adornments="Обычный" style:font-family-generic="modern" style:font-pitch="fixed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HelveticaNeueCyr" svg:font-family="HelveticaNeueCyr" style:font-adornments="Тонкий" style:font-pitch="variable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1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1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cm" fo:margin-bottom="0cm" style:contextual-spacing="true" fo:text-indent="0cm" style:auto-text-indent="false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0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1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_5f_comment" style:display-name="_comment" style:family="paragraph">
      <loext:graphic-properties draw:fill="solid" draw:fill-color="#fffbed"/>
      <style:paragraph-properties fo:background-color="#fffbed" fo:padding="0.101cm" fo:border-left="2.01pt solid #2a6099" fo:border-right="2.01pt solid #2a6099" fo:border-top="none" fo:border-bottom="none"/>
      <style:text-properties style:font-name="Calibri" fo:font-family="Calibri" style:font-style-name="Курсив" style:font-family-generic="swiss" style:font-pitch="variable" fo:font-size="9pt" fo:language="none" fo:country="none" fo:font-style="italic" fo:font-weight="normal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fo:padding="0.101cm" fo:border="0.26pt solid #ff5429"/>
      <style:text-properties style:font-name="Calibri Light1" fo:font-family="'Calibri Light'" style:font-style-name="Обычный" style:font-family-generic="swiss" style:font-pitch="variable" fo:font-size="10pt" fo:language="none" fo:country="none" fo:font-weight="250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1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1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0.302cm" fo:margin-left="0.1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0.4cm" fo:margin-left="0.1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7cm" fo:margin-left="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editing-cycles>116</meta:editing-cycles>
    <meta:print-date>1970-01-01T03:00:00</meta:print-date>
    <meta:creation-date>2019-07-03T13:26:00</meta:creation-date>
    <dc:date>2020-11-06T00:05:34.882000000</dc:date>
    <meta:editing-duration>P6DT8H59M17S</meta:editing-duration>
    <meta:generator>LibreOffice/7.0.3.1$Windows_X86_64 LibreOffice_project/d7547858d014d4cf69878db179d326fc3483e082</meta:generator>
    <meta:document-statistic meta:table-count="0" meta:image-count="0" meta:object-count="0" meta:page-count="2" meta:paragraph-count="63" meta:word-count="383" meta:character-count="2694" meta:non-whitespace-character-count="2321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